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Calibri" style:font-family-asian="Calibri" style:font-family-complex="Calibri" fo:background-color="transparent" fo:color="#4bacc6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5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bottom="8.00pt"/>
    </style:style>
  </office:automatic-styles>
  <office:body>
    <office:text>
      <text:p text:style-name="P1"><text:span text:style-name="T1">[Uppgift 4 - Planering]</text:span></text:p>
      <text:p text:style-name="P2"><text:span text:style-name="T2"/></text:p>
      <text:p text:style-name="P2"><text:span text:style-name="T3">CloudPortfolio</text:span></text:p>
      <text:p text:style-name="P2"><text:span text:style-name="T4"/></text:p>
      <text:p text:style-name="P3"><text:span text:style-name="T5">Notiser:</text:span></text:p>
      <text:p text:style-name="P3"><text:span text:style-name="T5"><text:s text:c="2"/></text:span><text:span text:style-name="T6">•</text:span><text:span text:style-name="T7"><text:s/>Lagra och dela dokument på molnet</text:span></text:p>
      <text:p text:style-name="P3"><text:span text:style-name="T8"/></text:p>
      <text:p text:style-name="P3"><text:span text:style-name="T9">Funktionalitet:</text:span></text:p>
      <text:p text:style-name="P3"><text:span text:style-name="T9"><text:s text:c="2"/></text:span><text:span text:style-name="T10">•</text:span><text:span text:style-name="T11"><text:s/>Loggar in - Visar filer och mappar.</text:span></text:p>
      <text:p text:style-name="P3"><text:span text:style-name="T12"><text:s text:c="2"/></text:span><text:span text:style-name="T13">•</text:span><text:span text:style-name="T14"><text:s/>Filer - Färgkodning beroende på vem som har redigerat den:</text:span></text:p>
      <text:p text:style-name="P3"><text:span text:style-name="T15"><text:tab/></text:span><text:span text:style-name="T16">•</text:span><text:span text:style-name="T17"><text:s/>En färg för sig själv.</text:span></text:p>
      <text:p text:style-name="P3"><text:span text:style-name="T18"><text:tab/></text:span><text:span text:style-name="T19">•</text:span><text:span text:style-name="T20"><text:s/>Varje person har olika färger.</text:span></text:p>
      <text:p text:style-name="P3"><text:span text:style-name="T21"><text:tab/></text:span><text:span text:style-name="T22">•</text:span><text:span text:style-name="T23"><text:s/>Användaren som utfört ändringen visas.</text:span></text:p>
      <text:p text:style-name="P3"><text:span text:style-name="T24"><text:tab/></text:span><text:span text:style-name="T25">•</text:span><text:span text:style-name="T26"><text:s/>Vilken typ av modifiering visas.</text:span></text:p>
      <text:p text:style-name="P3"><text:span text:style-name="T27"><text:s text:c="2"/></text:span><text:span text:style-name="T28">•</text:span><text:span text:style-name="T29"><text:s/>Användaren har en egen<text:s/></text:span><text:span text:style-name="T30">portfolio</text:span><text:span text:style-name="T31">.</text:span></text:p>
      <text:p text:style-name="P3"><text:span text:style-name="T32"><text:tab/></text:span><text:span text:style-name="T33">•</text:span><text:span text:style-name="T34"><text:s/>Kan lägga till dokument:</text:span></text:p>
      <text:p text:style-name="P3"><text:span text:style-name="T35"><text:tab/><text:tab/></text:span><text:span text:style-name="T36">•</text:span><text:span text:style-name="T37"><text:s/>Kan ladda upp befintliga OOXML formaterade dokument.</text:span></text:p>
      <text:p text:style-name="P3"><text:span text:style-name="T38"><text:tab/><text:tab/></text:span><text:span text:style-name="T39">•</text:span><text:span text:style-name="T40"><text:s/>Kan skapa dokument via inbyggd textredigerare.</text:span></text:p>
      <text:p text:style-name="P3"><text:span text:style-name="T41"><text:tab/></text:span><text:span text:style-name="T42">•</text:span><text:span text:style-name="T43"><text:s/>Kan flytta, byta namn och ta bort dokument och mappar.</text:span></text:p>
      <text:p text:style-name="P3"><text:span text:style-name="T44"><text:tab/></text:span><text:span text:style-name="T45">•</text:span><text:span text:style-name="T46"><text:s/>Dokument har en åtkomstkontrollista kopplad till sig.</text:span></text:p>
      <text:p text:style-name="P3"><text:span text:style-name="T47"><text:tab/><text:tab/></text:span><text:span text:style-name="T48">•</text:span><text:span text:style-name="T49"><text:s/>Kontrollerar ägandet och nyttjanderätten.</text:span></text:p>
      <text:p text:style-name="P3"><text:span text:style-name="T50"><text:tab/><text:tab/></text:span><text:span text:style-name="T51">•</text:span><text:span text:style-name="T52"><text:s/>Endast ägare och administratörer kan ändra åtkomsten.</text:span></text:p>
      <text:p text:style-name="P3"><text:span text:style-name="T53"><text:tab/><text:tab/></text:span><text:span text:style-name="T54">•</text:span><text:span text:style-name="T55"><text:s/>Kan välja att dela ett dokument eller en mapp med andra användare.</text:span></text:p>
      <text:p text:style-name="P3"><text:span text:style-name="T56"><text:tab/><text:tab/><text:tab/></text:span><text:span text:style-name="T57">•</text:span><text:span text:style-name="T58"><text:s/>Isåfall kommer ägaren att tilldela rättigheter.</text:span></text:p>
      <text:p text:style-name="P3"><text:span text:style-name="T59"><text:tab/><text:tab/><text:tab/><text:tab/></text:span><text:span text:style-name="T60">•</text:span><text:span text:style-name="T61"><text:s/>En inbjudan skickas till användaren.</text:span></text:p>
      <text:p text:style-name="P3"><text:span text:style-name="T62"><text:s text:c="2"/></text:span><text:span text:style-name="T63">•</text:span><text:span text:style-name="T64"><text:s/>Användaren kan ta bort sitt konto.</text:span></text:p>
      <text:p text:style-name="P3"><text:span text:style-name="T65"><text:tab/></text:span><text:span text:style-name="T66">•</text:span><text:span text:style-name="T67"><text:s/>Alla filer och mappar som är kopplat till kontot raderas.</text:span></text:p>
      <text:p text:style-name="P3"><text:span text:style-name="T68"><text:tab/></text:span><text:span text:style-name="T69">•</text:span><text:span text:style-name="T70"><text:s/>Har användaren delat administrativa rättigheter med andra så kan de tas <text:tab/><text:s text:c="3"/><text:tab/><text:s text:c="3"/>bort endast om alla är överens.</text:span></text:p>
      <text:p text:style-name="P3"><text:span text:style-name="T71"><text:tab/><text:tab/></text:span><text:span text:style-name="T72">•</text:span><text:span text:style-name="T73"><text:s/>Skicka ett meddelande de omfattade användare.</text:span></text:p>
      <text:p text:style-name="P3"><text:span text:style-name="T74"><text:tab/><text:tab/><text:tab/></text:span><text:span text:style-name="T75">•</text:span><text:span text:style-name="T76"><text:s/>Om alla är överens så raderas filerna.</text:span></text:p>
      <text:p text:style-name="P3"><text:span text:style-name="T77"><text:tab/><text:tab/><text:tab/></text:span><text:span text:style-name="T78">•</text:span><text:span text:style-name="T79"><text:s/>Om någon inte samtycker kommer filerna inte att tas bort.</text:span></text:p>
      <text:p text:style-name="P3"><text:span text:style-name="T80"><text:tab/><text:tab/></text:span><text:span text:style-name="T81">•</text:span><text:span text:style-name="T82"><text:s/>All användarinformation raderas.</text:span></text:p>
      <text:p text:style-name="P3"><text:span text:style-name="T83"/></text:p>
      <text:p text:style-name="P3"><text:span text:style-name="T84">Planering:</text:span><text:span text:style-name="T85"/></text:p>
      <text:p text:style-name="P3"><text:span text:style-name="T86">•</text:span><text:span text:style-name="T87"><text:s/>4 veckors iterationer.</text:span></text:p>
      <text:p text:style-name="P3"><text:span text:style-name="T88">•</text:span><text:span text:style-name="T89"><text:s/>v 1:</text:span></text:p>
      <text:p text:style-name="P3"><text:span text:style-name="T90"><text:tab/></text:span><text:span text:style-name="T91">•</text:span><text:span text:style-name="T92"><text:s/>Möte - Diskuterar och målar upp en sketch för projektet.</text:span></text:p>
      <text:p text:style-name="P3"><text:span text:style-name="T93"><text:tab/></text:span><text:span text:style-name="T94">•</text:span><text:span text:style-name="T95"><text:s/>Kontrollera resurser.</text:span></text:p>
      <text:p text:style-name="P3"><text:span text:style-name="T96"><text:tab/></text:span><text:span text:style-name="T97">•</text:span><text:span text:style-name="T98"><text:s/>Alla tar del av sketcherna.</text:span></text:p>
      <text:p text:style-name="P3"><text:span text:style-name="T99"><text:tab/></text:span><text:span text:style-name="T100">•</text:span><text:span text:style-name="T101"><text:s/>Gruppfördelning (planering inom grupperna utförs).</text:span></text:p>
      <text:p text:style-name="P3"><text:span text:style-name="T102"><text:tab/><text:tab/></text:span><text:span text:style-name="T103">•</text:span><text:span text:style-name="T104"><text:s/>Grupp A - Fokus på filhanteringen och databasen.</text:span></text:p>
      <text:p text:style-name="P3"><text:span text:style-name="T105"><text:tab/><text:tab/></text:span><text:span text:style-name="T106">•</text:span><text:span text:style-name="T107"><text:s/>Grubb B - Fokus på webbsidan (html, css), inloggning och <text:tab/><text:tab/><text:tab/><text:tab/><text:s text:c="8"/><text:tab/><text:s text:c="8"/>textredigerare </text:span></text:p>
      <text:p text:style-name="P3"><text:span text:style-name="T108"><text:tab/></text:span><text:span text:style-name="T109">•</text:span><text:span text:style-name="T110"><text:s/>Börja koda och testa.</text:span></text:p>
      <text:p text:style-name="P3"><text:span text:style-name="T111">•</text:span><text:span text:style-name="T112"><text:s/>v 2:</text:span></text:p>
      <text:p text:style-name="P3"><text:span text:style-name="T113"><text:tab/></text:span><text:span text:style-name="T114">•</text:span><text:span text:style-name="T115"><text:s/>Fortsätt med samma arbete.</text:span></text:p>
      <text:p text:style-name="P3"><text:span text:style-name="T116">•</text:span><text:span text:style-name="T117"><text:s/>v 3:</text:span></text:p>
      <text:p text:style-name="P3"><text:span text:style-name="T118"><text:tab/></text:span><text:span text:style-name="T119">•</text:span><text:span text:style-name="T120"><text:s/>Fortsätt med samma arbete.</text:span></text:p>
      <text:p text:style-name="P3"><text:span text:style-name="T121"><text:tab/></text:span><text:span text:style-name="T122">•</text:span><text:span text:style-name="T123"><text:s/>Grupperna får ha möten för att förklara vad som har uppnåtts.</text:span></text:p>
      <text:p text:style-name="P3"><text:span text:style-name="T124"><text:tab/></text:span><text:span text:style-name="T125">•</text:span><text:span text:style-name="T126"><text:s/>Beroende på hur färdig eller inte färdig applikationen är:</text:span></text:p>
      <text:p text:style-name="P3"><text:span text:style-name="T127"><text:tab/><text:tab/></text:span><text:span text:style-name="T128">•</text:span><text:span text:style-name="T129"><text:s/>Tung testning.</text:span></text:p>
      <text:p text:style-name="P3"><text:span text:style-name="T130"><text:tab/><text:tab/></text:span><text:span text:style-name="T131">•</text:span><text:span text:style-name="T132"><text:s/>Börja de-scopa iterationen om man inte kan nå målet.</text:span></text:p>
      <text:p text:style-name="P3"><text:span text:style-name="T133">•</text:span><text:span text:style-name="T134"><text:s/>v 4:</text:span></text:p>
      <text:p text:style-name="P3"><text:span text:style-name="T135"><text:tab/></text:span><text:span text:style-name="T136">•</text:span><text:span text:style-name="T137"><text:s/>Incheckning och kod frysning för iterationen.</text:span></text:p>
      <text:p text:style-name="P3"><text:span text:style-name="T138"><text:tab/></text:span><text:span text:style-name="T139">•</text:span><text:span text:style-name="T140"><text:s/>Möte för planering av nästa iteration.</text:span></text:p>
      <text:p text:style-name="P3"><text:span text:style-name="T141"/></text:p>
      <text:p text:style-name="P3"><text:span text:style-name="T142">•</text:span><text:span text:style-name="T143"><text:s/>Andra månaden:</text:span></text:p>
      <text:p text:style-name="P3"><text:span text:style-name="T144"><text:tab/></text:span><text:span text:style-name="T145">•</text:span><text:span text:style-name="T146"><text:s/>Om applikationen är färdig:</text:span></text:p>
      <text:p text:style-name="P3"><text:span text:style-name="T147"><text:tab/><text:tab/></text:span><text:span text:style-name="T148">•</text:span><text:span text:style-name="T149"><text:s/>Tung testning.</text:span></text:p>
      <text:p text:style-name="P3"><text:span text:style-name="T150"><text:tab/></text:span><text:span text:style-name="T151">•</text:span><text:span text:style-name="T152"><text:s/>Om applikationen är inte färdig:</text:span></text:p>
      <text:p text:style-name="P3"><text:span text:style-name="T153"><text:tab/><text:tab/></text:span><text:span text:style-name="T154">•</text:span><text:span text:style-name="T155"><text:s/>Fortsätt med samma arbete.</text:span></text:p>
      <text:p text:style-name="P3"><text:span text:style-name="T156"/></text:p>
      <text:p text:style-name="P3"><text:span text:style-name="T157">•</text:span><text:span text:style-name="T158"><text:s/>Tredje månaden:</text:span></text:p>
      <text:p text:style-name="P3"><text:span text:style-name="T159"><text:tab/></text:span><text:span text:style-name="T160">•</text:span><text:span text:style-name="T161"><text:s/>Fortsätt som tidigare.</text:span><text:span text:style-name="T16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